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15cm" fo:text-indent="0cm" style:auto-text-indent="false"/>
    </style:style>
    <style:style style:name="P2" style:family="paragraph" style:parent-style-name="Text_20_body" style:master-page-name="">
      <style:paragraph-properties fo:margin-left="0cm" fo:margin-right="0.034cm" fo:margin-top="0cm" fo:margin-bottom="0.423cm" fo:orphans="2" fo:widows="2" fo:text-indent="0cm" style:auto-text-indent="false" style:page-number="auto" style:writing-mode="lr-tb"/>
    </style:style>
    <style:style style:name="P3" style:family="paragraph" style:parent-style-name="Text_20_body" style:master-page-name="">
      <style:paragraph-properties fo:margin-left="0cm" fo:margin-right="0cm" fo:margin-top="0cm" fo:margin-bottom="0.423cm" fo:orphans="2" fo:widows="2" fo:text-indent="0cm" style:auto-text-indent="false" style:page-number="auto" style:writing-mode="lr-tb"/>
    </style:style>
    <style:style style:name="P4" style:family="paragraph" style:parent-style-name="Standard" style:master-page-name="">
      <style:paragraph-properties fo:margin-left="0cm" fo:margin-right="0cm" fo:margin-top="0cm" fo:margin-bottom="0.423cm" fo:orphans="2" fo:widows="2" fo:text-indent="0cm" style:auto-text-indent="false" style:page-number="auto" style:writing-mode="lr-tb"/>
    </style:style>
    <style:style style:name="P5" style:family="paragraph" style:parent-style-name="Standard">
      <style:paragraph-properties fo:margin-left="0cm" fo:margin-right="0cm" fo:margin-top="0cm" fo:margin-bottom="0.423cm" fo:orphans="2" fo:widows="2" fo:text-indent="0cm" style:auto-text-indent="false" style:writing-mode="lr-tb"/>
    </style:style>
    <style:style style:name="P6" style:family="paragraph" style:parent-style-name="Standard">
      <style:paragraph-properties fo:margin-left="0cm" fo:margin-right="0cm" fo:margin-top="0cm" fo:margin-bottom="0.423cm" fo:orphans="2" fo:widows="2" fo:text-indent="0cm" style:auto-text-indent="false" style:writing-mode="lr-tb"/>
      <style:text-properties fo:font-weight="bold" style:font-weight-asian="bold"/>
    </style:style>
    <style:style style:name="P7" style:family="paragraph" style:parent-style-name="Text_20_body">
      <style:paragraph-properties fo:margin-left="0cm" fo:margin-right="-0.026cm" fo:margin-top="0.423cm" fo:margin-bottom="0.212cm" fo:orphans="2" fo:widows="2" fo:text-indent="0cm" style:auto-text-indent="false" style:writing-mode="lr-tb"/>
    </style:style>
    <style:style style:name="P8" style:family="paragraph" style:parent-style-name="Text_20_body">
      <style:paragraph-properties fo:margin-left="0cm" fo:margin-right="0.016cm" fo:margin-top="0cm" fo:margin-bottom="0.423cm" fo:orphans="2" fo:widows="2" fo:text-indent="0cm" style:auto-text-indent="false" style:writing-mode="lr-tb">
        <style:tab-stops>
          <style:tab-stop style:position="13.693cm"/>
        </style:tab-stops>
      </style:paragraph-properties>
    </style:style>
    <style:style style:name="P9" style:family="paragraph" style:parent-style-name="Standard">
      <style:paragraph-properties fo:margin-left="0cm" fo:margin-right="0.016cm" fo:margin-top="0cm" fo:margin-bottom="0.423cm" fo:orphans="2" fo:widows="2" fo:text-indent="0cm" style:auto-text-indent="false" style:writing-mode="lr-tb"/>
      <style:text-properties fo:font-weight="bold" style:font-weight-asian="bold"/>
    </style:style>
    <style:style style:name="P10" style:family="paragraph" style:parent-style-name="Standard" style:master-page-name="">
      <style:paragraph-properties fo:margin-left="0cm" fo:margin-right="0.016cm" fo:margin-top="0cm" fo:margin-bottom="0.423cm" fo:orphans="2" fo:widows="2" fo:text-indent="0cm" style:auto-text-indent="false" style:page-number="auto" style:writing-mode="lr-tb"/>
    </style:style>
    <style:style style:name="P11" style:family="paragraph" style:parent-style-name="Text_20_body" style:master-page-name="">
      <style:paragraph-properties fo:margin-left="0cm" fo:margin-right="-0.016cm" fo:margin-top="0cm" fo:margin-bottom="0.423cm" fo:orphans="2" fo:widows="2" fo:text-indent="0cm" style:auto-text-indent="false" style:page-number="auto" style:writing-mode="lr-tb"/>
    </style:style>
    <style:style style:name="P12" style:family="paragraph" style:parent-style-name="Text_20_body" style:master-page-name="">
      <style:paragraph-properties fo:margin-left="4.895cm" fo:margin-right="4.514cm" fo:margin-top="0.423cm" fo:margin-bottom="0.212cm" fo:text-align="start" style:justify-single-word="false" fo:orphans="2" fo:widows="2" fo:text-indent="0cm" style:auto-text-indent="false" style:page-number="auto" style:writing-mode="lr-tb"/>
    </style:style>
    <style:style style:name="P13" style:family="paragraph" style:parent-style-name="Standard">
      <style:paragraph-properties fo:margin-left="0cm" fo:margin-right="0.049cm" fo:margin-top="0cm" fo:margin-bottom="0.423cm" fo:orphans="2" fo:widows="2" fo:text-indent="0cm" style:auto-text-indent="false" style:writing-mode="lr-tb"/>
    </style:style>
    <style:style style:name="P14" style:family="paragraph" style:parent-style-name="Standard">
      <style:paragraph-properties fo:margin-top="0cm" fo:margin-bottom="0.423cm" fo:orphans="2" fo:widows="2" style:writing-mode="lr-tb"/>
    </style:style>
    <style:style style:name="P15" style:family="paragraph" style:parent-style-name="Contents_20_1">
      <style:paragraph-properties>
        <style:tab-stops>
          <style:tab-stop style:position="13.443cm" style:type="right" style:leader-style="dotted" style:leader-text="."/>
        </style:tab-stops>
      </style:paragraph-properties>
    </style:style>
    <style:style style:name="P16" style:family="paragraph" style:parent-style-name="Contents_20_2">
      <style:paragraph-properties>
        <style:tab-stops>
          <style:tab-stop style:position="13.443cm" style:type="right" style:leader-style="dotted" style:leader-text="."/>
        </style:tab-stops>
      </style:paragraph-properties>
    </style:style>
    <style:style style:name="P17" style:family="paragraph" style:parent-style-name="Heading_20_1">
      <style:text-properties fo:font-weight="bold" style:font-weight-asian="bold"/>
    </style:style>
    <style:style style:name="P18" style:family="paragraph" style:parent-style-name="Heading_20_1">
      <style:paragraph-properties>
        <style:tab-stops/>
      </style:paragraph-properties>
    </style:style>
    <style:style style:name="P19" style:family="paragraph" style:parent-style-name="Heading_20_1" style:list-style-name="" style:master-page-name="Standard">
      <style:paragraph-properties fo:margin-left="2.018cm" fo:margin-right="1.919cm" fo:margin-top="0.423cm" fo:margin-bottom="0.212cm" fo:text-align="center" style:justify-single-word="false" fo:orphans="2" fo:widows="2" fo:text-indent="0cm" style:auto-text-indent="false" style:page-number="auto" fo:keep-with-next="always" style:writing-mode="lr-tb"/>
    </style:style>
    <style:style style:name="P20" style:family="paragraph" style:parent-style-name="Heading_20_1" style:list-style-name="">
      <style:paragraph-properties fo:margin-left="2.018cm" fo:margin-right="1.919cm" fo:margin-top="0.423cm" fo:margin-bottom="0.212cm" fo:text-align="center" style:justify-single-word="false" fo:orphans="2" fo:widows="2" fo:text-indent="0cm" style:auto-text-indent="false" style:writing-mode="lr-tb"/>
    </style:style>
    <style:style style:name="P21" style:family="paragraph" style:parent-style-name="Heading_20_1">
      <style:paragraph-properties fo:break-before="page"/>
    </style:style>
    <style:style style:name="P22" style:family="paragraph" style:parent-style-name="Heading_20_1" style:list-style-name="" style:master-page-name="">
      <style:paragraph-properties fo:margin-left="2.249cm" fo:margin-right="1.951cm" fo:margin-top="0.423cm" fo:margin-bottom="0.212cm" fo:text-align="center" style:justify-single-word="false" fo:orphans="2" fo:widows="2" fo:text-indent="0cm" style:auto-text-indent="false" style:page-number="auto" fo:keep-with-next="always" style:writing-mode="lr-tb"/>
      <style:text-properties fo:font-size="22pt" style:font-size-asian="22pt" style:font-size-complex="22pt"/>
    </style:style>
    <style:style style:name="P23" style:family="paragraph" style:parent-style-name="Heading_20_2">
      <style:paragraph-properties fo:break-before="page"/>
    </style:style>
    <style:style style:name="P24" style:family="paragraph" style:parent-style-name="Standard" style:list-style-name="L1" style:master-page-name="">
      <style:paragraph-properties fo:margin-top="0cm" fo:margin-bottom="0.423cm" fo:orphans="2" fo:widows="2" style:page-number="auto" style:writing-mode="lr-tb"/>
    </style:style>
    <style:style style:name="P25" style:family="paragraph" style:parent-style-name="Standard" style:list-style-name="L1">
      <style:paragraph-properties fo:margin-top="0cm" fo:margin-bottom="0.423cm" fo:orphans="2" fo:widows="2" style:writing-mode="lr-tb"/>
    </style:style>
    <style:style style:name="P26" style:family="paragraph" style:parent-style-name="Standard">
      <style:paragraph-properties fo:margin-left="0cm" fo:margin-right="0.034cm" fo:margin-top="0cm" fo:margin-bottom="0.423cm" fo:orphans="2" fo:widows="2" fo:text-indent="0cm" style:auto-text-indent="false" style:writing-mode="lr-tb"/>
    </style:style>
    <style:style style:name="P27" style:family="paragraph" style:parent-style-name="Standard" style:master-page-name="">
      <style:paragraph-properties fo:margin-left="0cm" fo:margin-right="0.034cm" fo:margin-top="0cm" fo:margin-bottom="0.423cm" fo:orphans="2" fo:widows="2" fo:text-indent="0cm" style:auto-text-indent="false" style:page-number="auto" style:writing-mode="lr-tb"/>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fo:font-size="20pt" style:font-size-asian="20pt" style:font-size-complex="20pt"/>
    </style:style>
    <style:style style:name="T5" style:family="text">
      <style:text-properties fo:color="#66666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
      <text:p text:style-name="P20"/>
      <text:p text:style-name="P20"/>
      <text:p text:style-name="P20"/>
      <text:p text:style-name="P22"><text:bookmark-start text:name="__RefHeading__271_1504886392"/><text:span text:style-name="T3">Simple.</text:span><text:line-break/>Utmaningar i att <text:span text:style-name="T4">bygga ett frontend-framework.</text:span><text:bookmark-end text:name="__RefHeading__271_1504886392"/></text:p>
      <text:p text:style-name="P12">Av: Dennis Majvall<text:line-break/>År: <text:s/>2018<text:line-break/>Ort: Malmö<text:line-break/>Utbildning: Lernia AB</text:p>
      <text:p text:style-name="P7"/>
      <text:list xml:id="list3265188767580780288" text:style-name="Outline">
        <text:list-item>
          <text:p text:style-name="P21"><text:bookmark-start text:name="_Toc238978453"/><text:bookmark-start text:name="__RefNumPara__381_543610904"/>Sammanfattning <text:bookmark-end text:name="__RefNumPara__381_543610904"/></text:p>
        </text:list-item>
      </text:list>
      <text:p text:style-name="P11"><text:bookmark-end text:name="_Toc238978453"/>Bygga framework, val man ställs inför, svårigheter, avvägningar.</text:p>
      <text:p text:style-name="Standard"/>
      <text:list xml:id="list26701572" text:continue-numbering="true" text:style-name="Outline">
        <text:list-item>
          <text:p text:style-name="Heading_20_1">Abstract</text:p>
        </text:list-item>
      </text:list>
      <text:p text:style-name="P2">yup yup</text:p>
      <text:list xml:id="list26702968" text:continue-numbering="true" text:style-name="Outline">
        <text:list-item>
          <text:p text:style-name="P21"><text:bookmark-start text:name="_Toc238978454"/><text:bookmark-start text:name="__RefHeading__277_1504886392"/>Förord<text:bookmark-end text:name="_Toc238978454"/><text:bookmark-end text:name="__RefHeading__277_1504886392"/></text:p>
        </text:list-item>
      </text:list>
      <text:p text:style-name="P3">yeaaaaaaaa</text:p>
      <text:list xml:id="list26707653" text:continue-numbering="true" text:style-name="Outline">
        <text:list-item>
          <text:p text:style-name="P21"><text:bookmark-start text:name="_Toc238978455"/><text:bookmark-start text:name="__RefHeading__279_1504886392"/>Innehållsförteckning<text:bookmark-end text:name="_Toc238978455"/><text:bookmark-end text:name="__RefHeading__279_1504886392"/></text:p>
        </text:list-item>
      </text:list>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Sammanfattning <text:tab/>2</text:p>
          <text:p text:style-name="P15">2.Abstract<text:tab/>2</text:p>
          <text:p text:style-name="P15">3.Förord<text:tab/>3</text:p>
          <text:p text:style-name="P15">4.Innehållsförteckning<text:tab/>4</text:p>
          <text:p text:style-name="P15">5.Inledning<text:tab/>5</text:p>
          <text:p text:style-name="P16">5.1 Bakgrund<text:tab/>6</text:p>
          <text:p text:style-name="P16">5.2 Problemformulering<text:tab/>7</text:p>
          <text:p text:style-name="P16">5.3 Syfte<text:tab/>7</text:p>
          <text:p text:style-name="P16">5.4 Avgränsningar<text:tab/>7</text:p>
          <text:p text:style-name="P15">6.Metod<text:tab/>8</text:p>
          <text:p text:style-name="P15">7.Analys<text:tab/>8</text:p>
          <text:p text:style-name="P15">8.Resultat<text:tab/>9</text:p>
          <text:p text:style-name="P15">9.Slutsats/er<text:tab/>9</text:p>
          <text:p text:style-name="P15">10.Ordlista och Index<text:tab/>10</text:p>
          <text:p text:style-name="P15">11.Bilagor (Appendix)<text:tab/>10</text:p>
        </text:index-body>
      </text:table-of-content>
      <text:p text:style-name="P8"/>
      <text:p text:style-name="P8"/>
      <text:list xml:id="list26688592" text:continue-numbering="true" text:style-name="Outline">
        <text:list-item>
          <text:p text:style-name="P21">Inledning</text:p>
        </text:list-item>
      </text:list>
      <text:p text:style-name="P27">Antalet frontend-framework i JavaScript ökar varje vecka och vad som är populärt ena året skiljer sig ofta nästa år. Främsta anledningen till att byta vilket ramverk man använder är för att hitta ett enklare att skriva </text:p>
      <text:p text:style-name="P26">att nyare sådana brukar innehålla funktionaliteter som slår de äldre. En annan trend är även att de nyare rör sig mer mot enklare och native syntax, varför det är så finns det många anledningar till. En av anledningarna för enklare syntax är en motreaktion mot äldre ramverk som länge dominerat marknaden (Angular m.m), dessa har i jämförelse extremt komplicerade ekosystem och syntax. Inlärningstid och igenkänningsgrad är 2 viktiga faktorer i val av ramverk.</text:p>
      <text:p text:style-name="P26"/>
      <text:list xml:id="list26712332" text:continue-numbering="true" text:style-name="Outline">
        <text:list-item>
          <text:list>
            <text:list-item>
              <text:h text:style-name="P23" text:outline-level="2">5.1 Bakgrund</text:h>
            </text:list-item>
          </text:list>
        </text:list-item>
      </text:list>
      <text:p text:style-name="P4">En välkänd beskrivning av programmering är ”problemlösning” eftersom allt man gör är att lösa väldefinierade problem med logiskt tänkande och programkod som verktyg.<text:line-break/>Ett problem kan definieras som något som inte fungerar som vi önskar.<text:line-break/>I mjukvarusammanhang innebär detta att man vill ha en produkt som kan utföra tjänster åt oss. Tills dess att produkten är färdigbyggd så består den av en mängd problem som måste lösas för att produkten skall fungera som önskat.<text:line-break/><text:line-break/>Programmerare beskriver ofta sig själva som problemlösare, ett positivt laddat ord då problemlösning kräver hög intelligens. (Enligt socialpsykologi strävar människor efter andras bekräftelse och följande påstående förmodar detta vara sant)<text:line-break/>Om alla programmerare är problemlösare vad måste en av dessa individer då åstadkomma för få bekräftelse av andra (och sig själv)? Jo, den bör lösa svårare problem på ett så smart och effektivt sätt som möjligt, det är en mental utmaning som bekräftar ens höga intelligens.<text:line-break/>Bekräftelse är såklart inte den enda anledningen utan vanligtvis är även starka faktorer en strävan efter förbättrat resultat (perfektionism) och glädje av att lyckas med tuffa utmaningar.</text:p>
      <text:p text:style-name="P5">Det är alltså nästan oundvikligt att för många försök till generisk kod görs i projekt där de inte hör hemma och därför måste man aktivt undvika det trots att ens instinkter säger att det är en bra idé. </text:p>
      <text:p text:style-name="P5"/>
      <text:list xml:id="list26706608" text:continue-numbering="true" text:style-name="Outline">
        <text:list-item>
          <text:list>
            <text:list-item>
              <text:h text:style-name="P23" text:outline-level="2">5.2 Problemformulering</text:h>
            </text:list-item>
          </text:list>
        </text:list-item>
      </text:list>
      <text:p text:style-name="Standard">Dilemmat vi står inför är att termen ”generisk kod är bra” är sann av många anledningar men inte alltid, så i vilka syften stämmer egentligen detta påstående?</text:p>
      <text:p text:style-name="Standard"/>
      <text:list xml:id="list26713712" text:continue-numbering="true" text:style-name="Outline">
        <text:list-item>
          <text:list>
            <text:list-item>
              <text:h text:style-name="Heading_20_2" text:outline-level="2">5.3 Syfte</text:h>
            </text:list-item>
          </text:list>
        </text:list-item>
      </text:list>
      <text:p text:style-name="P4">Denna rapport försöker informera om när man skall undvika att skriva generisk kod i syfte att förbättra framtida utveckling och läsarens kritiska tänkande.</text:p>
      <text:p text:style-name="P1"/>
      <text:list xml:id="list26704043" text:continue-numbering="true" text:style-name="Outline">
        <text:list-item>
          <text:list>
            <text:list-item>
              <text:h text:style-name="Heading_20_2" text:outline-level="2">5.4 Avgränsningar</text:h>
            </text:list-item>
          </text:list>
        </text:list-item>
      </text:list>
      <text:p text:style-name="P10">Denna rapport förmodar att läsaren förstår vad generisk kod är och kommer därför inte förklara vad det är eller hur man skriver sådan kod. Rapporten är huvudsakligen baserad på praktisk erfarenhet men även teori från diverse kända programmeringsspråk så som C++, Java och Javascript, kunskap om nämnda språk hjälper men är ej krav för läsaren.<text:line-break/>Diskussion om generisk kod är högt teoretiskt då det i praktiken endast är en tillvägagångsmetod och tankesätt för att skriva kod.</text:p>
      <text:p text:style-name="P13"/>
      <text:list xml:id="list26704698" text:continue-numbering="true" text:style-name="Outline">
        <text:list-item>
          <text:p text:style-name="P21"><text:bookmark-start text:name="__RefHeading__283_1504886392"/><text:bookmark-start text:name="_Toc238978457"/>Metod<text:bookmark-end text:name="__RefHeading__283_1504886392"/><text:bookmark-end text:name="_Toc238978457"/></text:p>
        </text:list-item>
      </text:list>
      <text:p text:style-name="P4">Genom aktivt analyserande och högt kritiskt tänkande inom både lång- &amp; kortvariga projekt utförda under flera år har det uppmärksammats vad i projekt som tar mest tid, var komplikationer brukar uppstå och lösningar på hur man kan förhindra dessa problem. Antaganden gjorda om valt ämne kan skilja sig stort från andras erfarenheter men sagda påståenden försöker hålla sig så objektiva som möjligt.</text:p>
      <text:p text:style-name="P6"/>
      <text:list xml:id="list26686141" text:continue-numbering="true" text:style-name="Outline">
        <text:list-item>
          <text:p text:style-name="P17">Analys</text:p>
        </text:list-item>
      </text:list>
      <text:p text:style-name="P1">Den främsta anledningen till att skriva generisk kod är att man får en återanvändbar kodbit. Men den viktigaste detaljen att ta med sig här är att <text:span text:style-name="T2">återanvändbar kod måste inte vara generisk</text:span>.</text:p>
      <text:p text:style-name="P4">Generisk kod går att applicera till nästan vad som helst men bör endast göra i väldigt få områden. C++ STL är ett utmärkt exempel på när det bör användas - datastrukturer som vektorer och maps. Varför det funkar så väl i ett sådant syfte är för att <text:span text:style-name="T2">ändamålet är generiskt</text:span> och användningsområdena är många. Detta skiljer sig stort från de system man vanligtvis bygger för applikationer, ofta bygger vi koponenter som är återanvändbara för dessa men ändamålet extremt sällan är helt generiskt och därför bör koden inte vara det heller.</text:p>
      <text:p text:style-name="P5">Om en generisk kod innehåller den minsta lilla undantag på grund av ändamålet så är detta ett tydligt bevis på att man gjort fel val. Ett bättre val vid ett sådant tillfälle är att extrahera den kod som är generisk och tydligt avskilja den från den applikationscentriska logiken. Märker man därefter att den generiska koden är för liten för att vara värd att extraheras till en egen komponent, så raderar man den istället och applicerar den på de enstaka ställen där den behövs – även om detta kan leda till en liten mängd duplikation.</text:p>
      <text:p text:style-name="P5">Kod som tydligt visar vad den gör är kod som är lätt att felsöka, underhålla och förbättra.<text:line-break/>Om syftet med att sriva generisk kod är att <text:span text:style-name="T1">minska tiden som behövs</text:span> för att utveckla applikationen så är svaret oftast att <text:span text:style-name="T1">inte skriva generisk kod</text:span> då det som egentligen tar tid från utvecklingen av ett projekt är felsökning och förändringar. Därför bör ni alltid sikta på att ha en tydlig och enkel kod gentemot abstraherad och överkomplicerad.</text:p>
      <text:p text:style-name="P5">Man kan <text:span text:style-name="T1">spara några sekunder</text:span> av att ha en generisk del av systemet på plats men det kan <text:span text:style-name="T1">kosta er timmar</text:span> av felsökning och underhåll längre fram vid förändringar, något den agila arbetsmetoden strävar mot att kunna hantera bra.</text:p>
      <text:p text:style-name="P5"/>
      <text:list xml:id="list26686933" text:continue-numbering="true" text:style-name="Outline">
        <text:list-item>
          <text:p text:style-name="P21"><text:bookmark-start text:name="_Toc238978458"/>Resultat</text:p>
        </text:list-item>
      </text:list>
      <text:p text:style-name="P10"><text:bookmark-end text:name="_Toc238978458"/><text:bookmark text:name="_GoBack"/>Om ändamålet för en kodkomponent är 100% generisk (t.ex datastrukturer) och ej innehåller en enda rad kod för applikationens ändamål så kan den skrivas generiskt.<text:line-break/>Att underhålla generisk kod kostar utvecklingen extremt mycket tid, försök därför bygga den simpel istället för smart.<text:line-break/></text:p>
      <text:p text:style-name="P9"/>
      <text:list xml:id="list26688031" text:continue-numbering="true" text:style-name="Outline">
        <text:list-item>
          <text:p text:style-name="P18">Slutsats/er</text:p>
        </text:list-item>
      </text:list>
      <text:p text:style-name="P4">Att bygga en jättesmart och enkel-att-använda kodkomponent kan vara väldigt kul och utmanande men det kommer nästan alltid komma tillbaks och kosta projektet förr eller senare.</text:p>
      <text:p text:style-name="P5">Ingen kod är perfekt och vi måste därför sträva efter att bygga kod som är lätt att underhålla oavsett vem som får ansvaret.</text:p>
      <text:p text:style-name="P5"><text:span text:style-name="T1"><text:line-break/>Keep it simple, stupid.</text:span><text:line-break/></text:p>
      <text:list xml:id="list26715456" text:continue-numbering="true" text:style-name="Outline">
        <text:list-item>
          <text:p text:style-name="P21"><text:bookmark-start text:name="__RefHeading__289_1504886392"/>O<text:bookmark-start text:name="_Toc238978460"/>rdlista och Index<text:bookmark-end text:name="__RefHeading__289_1504886392"/><text:bookmark-end text:name="_Toc238978460"/></text:p>
        </text:list-item>
      </text:list>
      <text:p text:style-name="P4">STL – Standard Library<text:line-break/>KISS – Keep it simple, stupid<text:line-break/>LiA – Lärande i arbete</text:p>
      <text:p text:style-name="P5"/>
      <text:list xml:id="list26696146" text:continue-numbering="true" text:style-name="Outline">
        <text:list-item>
          <text:p text:style-name="Heading_20_1"><text:bookmark-start text:name="__RefHeading__293_1504886392"/><text:bookmark-start text:name="_Toc238978462"/>Bilagor (Appendix)<text:bookmark-end text:name="__RefHeading__293_1504886392"/><text:bookmark-end text:name="_Toc238978462"/></text:p>
        </text:list-item>
      </text:list>
      <text:list xml:id="list4215214408132715935" text:style-name="L1">
        <text:list-item>
          <text:p text:style-name="P24"><text:span text:style-name="T5">Bilaga A:</text:span> Digital artikel om samma ämne (ENG):<text:line-break/><text:a xlink:type="simple" xlink:href="http://josdejong.com/blog/2015/01/06/code-reuse/" text:style-name="Internet_20_link" text:visited-style-name="Visited_20_Internet_20_Link">http://josdejong.com/blog/2015/01/06/code-reuse/</text:a></text:p>
        </text:list-item>
        <text:list-item>
          <text:p text:style-name="P25"><text:span text:style-name="T5">Bilaga B:</text:span> The Pragmatic Programmer<text:line-break/>From Journeyman to Master<text:line-break/>by Andrew Hunt and David Thomas<text:line-break/><text:a xlink:type="simple" xlink:href="https://pragprog.com/book/tpp/the-pragmatic-programmer/" text:style-name="Internet_20_link" text:visited-style-name="Visited_20_Internet_20_Link">https://pragprog.com/book/tpp/the-pragmatic-programmer/</text:a></text:p>
        </text:list-item>
        <text:list-item>
          <text:p text:style-name="P25"><text:span text:style-name="T5">Bilaga C:</text:span> STL C++<text:line-break/><text:a xlink:type="simple" xlink:href="https://en.wikipedia.org/wiki/Standard_Template_Library" text:style-name="Internet_20_link" text:visited-style-name="Visited_20_Internet_20_Link">https://en.wikipedia.org/wiki/Standard_Template_Library</text:a><text:line-break/><text:a xlink:type="simple" xlink:href="https://www.geeksforgeeks.org/the-c-standard-template-library-stl/" text:style-name="Internet_20_link" text:visited-style-name="Visited_20_Internet_20_Link">https://www.geeksforgeeks.org/the-c-standard-template-library-stl/</text:a></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0pt" fo:language="sv" fo:country="S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153cm" fo:margin-top="0cm" fo:margin-bottom="0.423cm" fo:orphans="2" fo:widows="2" fo:text-indent="0cm" style:auto-text-indent="false"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Lucida Sans1"/>
    </style:style>
    <style:style style:name="Caption" style:family="paragraph" style:parent-style-name="Standard" style:default-outline-level="" style:list-style-name="" style:class="extra"/>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423cm" fo:margin-bottom="0.212cm" fo:keep-with-next="always"/>
      <style:text-properties style:font-name="Arial1"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keep-with-next="always"/>
      <style:text-properties style:font-name="Arial1" fo:font-size="16pt" fo:font-weight="bold" style:font-size-asian="16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keep-with-next="always"/>
      <style:text-properties style:font-name="Arial1"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cm" fo:margin-bottom="0.106cm"/>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cm" fo:margin-bottom="0.106cm"/>
      <style:text-properties fo:font-style="italic" style:font-style-asian="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8pt" style:font-size-asian="8pt"/>
    </style:style>
    <style:style style:name="List_20_Number" style:display-name="List Number" style:family="paragraph" style:parent-style-name="Standard" style:default-outline-level="1" style:list-style-name="Outline">
      <style:paragraph-properties fo:margin-left="0.63cm" fo:margin-right="-0.153cm" fo:margin-top="0cm" fo:margin-bottom="0cm" fo:text-indent="-0.63cm" style:auto-text-indent="false"/>
    </style:style>
    <style:style style:name="List_20_Bullet" style:display-name="List Bullet" style:family="paragraph" style:parent-style-name="Standard" style:default-outline-level="" style:list-style-name="">
      <style:paragraph-properties fo:margin-top="0cm" fo:margin-bottom="0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1" style:family="paragraph" style:parent-style-name="Standard" style:default-outline-level="2">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default-outline-level="3">
      <style:paragraph-properties fo:margin-top="0.176cm" fo:margin-bottom="0.176cm" fo:keep-with-next="always"/>
      <style:text-properties fo:font-size="18pt" fo:font-weight="bold" style:font-size-asian="18pt" style:font-weight-asian="bold"/>
    </style:style>
    <style:style style:name="H4" style:family="paragraph" style:parent-style-name="Standard" style:default-outline-level="5">
      <style:paragraph-properties fo:margin-top="0.176cm" fo:margin-bottom="0.176cm" fo:keep-with-next="always"/>
      <style:text-properties fo:font-weight="bold" style:font-weight-asian="bold"/>
    </style:style>
    <style:style style:name="Body_20_Text_20_2" style:display-name="Body Text 2" style:family="paragraph" style:parent-style-name="Standard" style:default-outline-level="" style:list-style-name="">
      <style:paragraph-properties fo:margin-left="0cm" fo:margin-right="0.164cm" fo:text-indent="0cm" style:auto-text-indent="false"/>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cm" fo:line-height="115%" fo:keep-together="always" fo:text-indent="0cm" style:auto-text-indent="false" text:number-lines="false" text:line-number="0"/>
      <style:text-properties fo:color="#365f91" style:font-name="Cambria"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style>
    <style:style style:name="ListLabel_20_2" style:display-name="ListLabel 2" style:family="text">
      <style:text-properties fo:font-size="12pt" fo:font-style="normal" fo:font-weight="normal" style:font-size-asian="12pt" style:font-style-asian="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cm" fo:margin-left="0.63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2cm" fo:margin-bottom="0.981cm" fo:margin-left="4.018cm" fo:margin-right="3.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get Lerniamaterial</dc:title>
    <meta:initial-creator>sakerman</meta:initial-creator>
    <dc:creator>Dennis Majvall</dc:creator>
    <meta:editing-cycles>18</meta:editing-cycles>
    <meta:print-date>2009-08-25T13:46:00</meta:print-date>
    <meta:creation-date>2016-08-16T20:45:00</meta:creation-date>
    <dc:date>2018-05-31T06:50:42.02</dc:date>
    <meta:editing-duration>PT10H43M26S</meta:editing-duration>
    <meta:generator>OpenOffice/4.1.3$Win32 OpenOffice.org_project/413m1$Build-9783</meta:generator>
    <meta:document-statistic meta:table-count="0" meta:image-count="0" meta:object-count="0" meta:page-count="10" meta:paragraph-count="56" meta:word-count="1084" meta:character-count="6866"/>
    <meta:user-defined meta:name="AppVersion">15.0000</meta:user-defined>
    <meta:user-defined meta:name="Company">Lern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